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text-properties officeooo:paragraph-rsid="001f4595"/>
    </style:style>
    <style:style style:name="P2" style:family="paragraph" style:parent-style-name="Standard">
      <style:text-properties fo:font-size="16pt" fo:font-weight="bold" officeooo:rsid="001f4595" officeooo:paragraph-rsid="001f459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paragraph-rsid="001f4595" style:font-size-asian="16pt" style:font-weight-asian="bold" style:font-size-complex="16pt" style:font-weight-complex="bold"/>
    </style:style>
    <style:style style:name="P4" style:family="paragraph" style:parent-style-name="Standard">
      <style:text-properties fo:font-variant="normal" fo:text-transform="none" fo:color="#0d0d0d" loext:opacity="100%" style:font-name="ui-sans-serif" fo:font-size="12pt" fo:letter-spacing="normal" fo:font-style="normal" fo:font-weight="normal" officeooo:rsid="001f4595" officeooo:paragraph-rsid="001f4595"/>
    </style:style>
    <style:style style:name="P5" style:family="paragraph" style:parent-style-name="Standard">
      <style:text-properties fo:font-variant="normal" fo:text-transform="none" fo:color="#0d0d0d" loext:opacity="100%" style:font-name="ui-sans-serif" fo:font-size="12pt" fo:letter-spacing="normal" fo:font-style="normal" fo:font-weight="normal" officeooo:paragraph-rsid="001f45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3e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jango Commands Test Paper</text:p>
      <text:p text:style-name="P1"/>
      <text:p text:style-name="P1"><text:span text:style-name="T1">Name</text:span>:_____________________ <text:s/></text:p>
      <text:p text:style-name="P1"><text:span text:style-name="T1">Date</text:span>: ______________________</text:p>
      <text:p text:style-name="P1"/>
      <text:p text:style-name="P1"/>
      <text:p text:style-name="P1">**Instructions:** Answer the following questions based on your understanding of the basic Django commands. Write your answers clearly in the spaces provided.</text:p>
      <text:p text:style-name="P1"/>
      <text:p text:style-name="P1">1. Create a New Django Project:</text:p>
      <text:p text:style-name="P1"><text:s text:c="3"/>- What command do you use to create a new Django project named `myproject`?</text:p>
      <text:p text:style-name="P1"><text:s text:c="3"/>- Answer: ___________________________________________________________</text:p>
      <text:p text:style-name="P1"/>
      <text:p text:style-name="P1">2. Create a New App:</text:p>
      <text:p text:style-name="P1"><text:s text:c="3"/>- Write the command to create a new Django app called `blog`.</text:p>
      <text:p text:style-name="P1"><text:s text:c="3"/>- Answer: ___________________________________________________________</text:p>
      <text:p text:style-name="P1"/>
      <text:p text:style-name="P1">3. Run the Development Server:</text:p>
      <text:p text:style-name="P1"><text:s text:c="3"/>- How do you start the Django development server?</text:p>
      <text:p text:style-name="P1"><text:s text:c="3"/>- Answer: ___________________________________________________________</text:p>
      <text:p text:style-name="P1"/>
      <text:p text:style-name="P1">4. Make Migrations:</text:p>
      <text:p text:style-name="P1"><text:s text:c="3"/>- Which command is used to create new migrations based on the changes you have made to your models?</text:p>
      <text:p text:style-name="P1"><text:s text:c="3"/>- Answer: ___________________________________________________________</text:p>
      <text:p text:style-name="P1"/>
      <text:p text:style-name="P1">5. Create a Superuser (Admin User):</text:p>
      <text:p text:style-name="P1"><text:s text:c="3"/>- How do you create a superuser in Django?</text:p>
      <text:p text:style-name="P1"><text:s text:c="3"/>- Answer: ___________________________________________________________</text:p>
      <text:p text:style-name="P1"/>
      <text:p text:style-name="P1"/>
      <text:p text:style-name="P2">Plus Question</text:p>
      <text:p text:style-name="P4"/>
      <text:p text:style-name="P5">Write the command to create database tables for a new app called store. <text:s/>Answer: ___________________________________________________________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23:23:43.259579153</meta:creation-date>
    <dc:date>2024-06-03T09:50:42.979188761</dc:date>
    <meta:editing-duration>PT8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49" meta:character-count="1229" meta:non-whitespace-character-count="1067"/>
  </office:meta>
</office:document-meta>
</file>